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font-size="18pt"/>
    </style:style>
    <style:style style:name="T3" style:family="text">
      <style:text-properties style:text-position="sub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4cm" svg:height="1.26cm" svg:x="6.6cm" svg:y="3.44cm">
          <text:p text:style-name="P1">e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26cm" svg:x="5.9cm" svg:y="5.9cm">
          <text:p text:style-name="P1">e<text:span text:style-name="T1">j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26cm" svg:x="6cm" svg:y="1.04cm">
          <text:p text:style-name="P1">e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4cm" svg:height="1.26cm" svg:x="12.8cm" svg:y="5.9cm">
          <text:p text:style-name="P1"><text:span text:style-name="T2">d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26cm" svg:x="12.6cm" svg:y="1.04cm">
          <text:p text:style-name="P1"><text:span text:style-name="T2">d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26cm" svg:x="12.8cm" svg:y="3.5cm">
          <text:p text:style-name="P1"><text:span text:style-name="T2">d</text:span><text:span text:style-name="T3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5cm" svg:y1="1.7cm" svg:x2="7.4cm" svg:y2="1.7cm">
          <text:p/>
        </draw:line>
        <draw:line draw:style-name="gr3" draw:text-style-name="P2" draw:layer="layout" svg:x1="12.8cm" svg:y1="6.5cm" svg:x2="7.3cm" svg:y2="6.5cm">
          <text:p/>
        </draw:line>
        <draw:line draw:style-name="gr3" draw:text-style-name="P2" draw:layer="layout" svg:x1="12.8cm" svg:y1="4.1cm" svg:x2="8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 </meta:initial-creator>
    <meta:creation-date>2012-12-08T11:27:52</meta:creation-date>
    <dc:date>2012-12-08T11:40:03</dc:date>
    <dc:creator>Nicola </dc:creator>
    <meta:editing-duration>PT8M50S</meta:editing-duration>
    <meta:editing-cycles>6</meta:editing-cycles>
    <meta:generator>LibreOffice/3.6$Linux_X86_64 LibreOffice_project/360m1$Build-102</meta:generator>
    <meta:document-statistic meta:object-count="9"/>
  </office:meta>
</office:document-meta>
</file>